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e3d"/>
    </style:style>
    <style:style style:name="P2" style:family="paragraph" style:parent-style-name="Preformatted_20_Text">
      <style:text-properties officeooo:paragraph-rsid="00192e3d"/>
    </style:style>
    <style:style style:name="P3" style:family="paragraph" style:parent-style-name="Preformatted_20_Text">
      <style:text-properties officeooo:paragraph-rsid="001aa16e"/>
    </style:style>
    <style:style style:name="P4" style:family="paragraph" style:parent-style-name="Preformatted_20_Text">
      <style:text-properties officeooo:paragraph-rsid="001b0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dk-8u211-linux-x64.tar.gz </text:p>
      <text:p text:style-name="P1"><text:span text:style-name="Strong_20_Emphasis"/></text:p>
      <text:p text:style-name="P1"><text:span text:style-name="Strong_20_Emphasis">/usr/local/java/jdk1.8.0_211</text:span></text:p>
      <text:p text:style-name="P1"><text:span text:style-name="Strong_20_Emphasis"/></text:p>
      <text:p text:style-name="P2"><text:span text:style-name="Strong_20_Emphasis"><text:s/>sudo update-alternatives --install "/usr/bin/java" "java" "/usr/local/java/jdk-11.0.{x}/bin/java" 1</text:span></text:p>
      <text:p text:style-name="P1"><text:span text:style-name="Strong_20_Emphasis"/></text:p>
      <text:p text:style-name="P3"><text:span text:style-name="Strong_20_Emphasis"><text:s/>sudo update-alternatives --install "/usr/bin/java" "java" "/usr/local/java/jdk1.8.0_211/bin/java" 1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sudo update-alternatives --install "/usr/bin/javac" "javac" "/usr/local/java/jdk1.8.0_211/bin/javac" 1</text:span></text:p>
      <text:p text:style-name="P3"><text:span text:style-name="Strong_20_Emphasis"/></text:p>
      <text:p text:style-name="P3"><text:span text:style-name="Strong_20_Emphasis"/></text:p>
      <text:p text:style-name="P4"><text:span text:style-name="Strong_20_Emphasis">sudo update-alternatives --install "/usr/bin/javac" "javac" "/usr/local/java/</text:span><text:span text:style-name="Strong_20_Emphasis">jdk1.8.0_211</text:span><text:span text:style-name="Strong_20_Emphasis">/bin/javac" 1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sudo update-alternatives --install "/usr/bin/javaws" "javaws" "/usr/local/java/jdk1.8.0_211/bin/javaws" 1</text:span></text:p>
      <text:p text:style-name="P3"><text:span text:style-name="Strong_20_Emphasis"/></text:p>
      <text:p text:style-name="P3"><text:span text:style-name="Strong_20_Emphasis">sudo update-alternatives --set java /usr/local/java/jdk1.8.0_211/bin/java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sudo update-alternatives --set javac /usr/local/java/jdk1.8.0_211/bin/java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0:21:39.590279635</meta:creation-date>
    <dc:date>2019-06-18T10:44:25.220492411</dc:date>
    <meta:editing-duration>PT2M25S</meta:editing-duration>
    <meta:editing-cycles>1</meta:editing-cycles>
    <meta:document-statistic meta:table-count="0" meta:image-count="0" meta:object-count="0" meta:page-count="1" meta:paragraph-count="9" meta:word-count="54" meta:character-count="712" meta:non-whitespace-character-count="671"/>
    <meta:generator>LibreOffice/6.2.3.2$Linux_X86_64 LibreOffice_project/20$Build-2</meta:generator>
  </office:meta>
</office:document-meta>
</file>